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878cm" fo:min-width="1.878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56cm"/>
      <style:paragraph-properties style:writing-mode="lr-tb"/>
    </style:style>
    <style:style style:name="gr6" style:family="graphic" style:parent-style-name="standard">
      <style:graphic-properties draw:stroke="none" draw:fill="none" fo:min-height="0.543cm"/>
      <style:paragraph-properties style:writing-mode="lr-tb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10" style:family="graphic" style:parent-style-name="standard">
      <style:graphic-properties draw:stroke="none" draw:fill="none" fo:min-height="0.56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="none"/>
      <style:paragraph-properties fo:text-align="center"/>
      <style:text-properties fo:font-size="13pt"/>
    </style:style>
    <style:style style:name="P12" style:family="paragraph">
      <loext:graphic-properties draw:fill="none"/>
      <style:paragraph-properties fo:text-align="center" style:writing-mode="lr-tb"/>
      <style:text-properties style:font-name="CMU Serif" fo:font-size="13pt" style:font-size-asian="13pt" style:font-size-complex="13pt"/>
    </style:style>
    <style:style style:name="P1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MU Serif1" fo:font-size="13pt" style:font-name-asian="CMU Serif1" style:font-size-asian="20pt" style:font-name-complex="CMU Serif1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style:letter-kerning="true" style:font-name-asian="Liberation Sans2" style:font-size-asian="20pt" style:font-style-asian="normal" style:font-name-complex="Liberation Sans2" style:font-size-complex="20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CMU Serif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7" style:family="text">
      <style:text-properties style:font-name="CMU Serif" fo:font-size="13pt" style:font-size-asian="20pt" style:font-size-complex="20pt"/>
    </style:style>
    <style:style style:name="T8" style:family="text">
      <style:text-properties style:font-name="CMU Serif" fo:font-size="13pt" style:font-size-asian="13pt" style:font-size-complex="13pt"/>
    </style:style>
    <style:style style:name="T9" style:family="text">
      <style:text-properties style:font-name="CMU Serif" fo:font-size="13pt" style:font-name-asian="Liberation Sans2" style:font-size-asian="13pt" style:font-name-complex="Liberation Sans2" style:font-size-complex="13pt"/>
    </style:style>
    <style:style style:name="T10" style:family="text">
      <style:text-properties style:font-name="CMU Serif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cm" svg:height="1.25cm" svg:x="0.85cm" svg:y="2.25cm">
          <text:p text:style-name="P1"><text:span text:style-name="T1">a/a</text:span><text:span text:style-name="T2">→</text:span><text:span text:style-name="T3">λ</text:span></text:p>
          <text:p text:style-name="P1"><text:span text:style-name="T4">a</text:span><text:span text:style-name="T5">2</text:span><text:span text:style-name="T4">/a</text:span><text:span text:style-name="T5">2</text:span><text:span text:style-name="T2">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cm" svg:height="1cm" svg:x="0.4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1cm" svg:height="1cm" svg:x="2.751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0.95cm" svg:y1="1.5cm" svg:x2="2.1cm" svg:y2="2.25cm" draw:start-shape="id1" draw:start-glue-point="2" draw:end-shape="id2" draw:end-glue-point="0" svg:d="M950 1500l1150 750" svg:viewBox="0 0 1151 751">
          <text:p/>
        </draw:connector>
        <draw:connector draw:style-name="gr4" draw:text-style-name="P3" draw:layer="layout" draw:type="line" svg:x1="3.251cm" svg:y1="1.501cm" svg:x2="2.1cm" svg:y2="2.25cm" draw:start-shape="id3" draw:start-glue-point="2" draw:end-shape="id2" draw:end-glue-point="0" svg:d="M3251 1501l-1151 749" svg:viewBox="0 0 1152 750">
          <text:p/>
        </draw:connector>
        <draw:frame draw:style-name="gr5" draw:text-style-name="P5" draw:layer="layout" svg:width="0.75cm" svg:height="0.81cm" svg:x="0cm" svg:y="2.44cm">
          <draw:text-box>
            <text:p text:style-name="P4"><text:span text:style-name="T6">w</text:span></text:p>
          </draw:text-box>
        </draw:frame>
        <draw:frame draw:style-name="gr6" draw:text-style-name="P6" draw:layer="layout" svg:width="0.731cm" svg:height="0.793cm" svg:x="-0.1cm" svg:y="0.55cm">
          <draw:text-box>
            <text:p><text:span text:style-name="T7">x</text:span></text:p>
          </draw:text-box>
        </draw:frame>
        <draw:frame draw:style-name="gr6" draw:text-style-name="P6" draw:layer="layout" svg:width="0.731cm" svg:height="0.793cm" svg:x="2.201cm" svg:y="0.551cm">
          <draw:text-box>
            <text:p><text:span text:style-name="T7">y</text:span></text:p>
          </draw:text-box>
        </draw:frame>
        <draw:custom-shape draw:style-name="gr7" draw:text-style-name="P8" xml:id="id5" draw:id="id5" draw:layer="layout" svg:width="0.75cm" svg:height="0.75cm" svg:x="6.4cm" svg:y="1.951cm">
          <text:p text:style-name="P7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0.75cm" svg:height="0.75cm" svg:x="4.2cm" svg:y="1.951cm">
          <text:p text:style-name="P7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4" draw:id="id4" draw:layer="layout" svg:width="0.75cm" svg:height="0.75cm" svg:x="8.6cm" svg:y="1.951cm">
          <text:p text:style-name="P7"><text:span text:style-name="T7">2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854cm" svg:height="0.793cm" svg:x="4.646cm" svg:y="0.823cm">
          <draw:text-box>
            <text:p text:style-name="P9"><text:span text:style-name="T8">(+1,0)</text:span></text:p>
          </draw:text-box>
        </draw:frame>
        <draw:connector draw:style-name="gr4" draw:text-style-name="P11" draw:layer="layout" draw:type="curve" draw:line-skew="-0.132cm" svg:x1="8.975cm" svg:y1="2.701cm" svg:x2="6.775cm" svg:y2="2.701cm" draw:start-shape="id4" draw:end-shape="id5" draw:end-glue-point="2" svg:d="M8975 2701c0 553-2200 553-2200 0" svg:viewBox="0 0 2201 416">
          <text:p/>
        </draw:connector>
        <draw:frame draw:style-name="gr6" draw:text-style-name="P12" draw:layer="layout" svg:width="1.65cm" svg:height="0.793cm" svg:x="7.2cm" svg:y="3.016cm">
          <draw:text-box>
            <text:p text:style-name="P9"><text:span text:style-name="T8">(-2,1)</text:span></text:p>
          </draw:text-box>
        </draw:frame>
        <draw:frame draw:style-name="gr10" draw:text-style-name="P13" draw:layer="layout" svg:width="4cm" svg:height="0.819cm" svg:x="4.9cm" svg:y="-0.1cm">
          <draw:text-box>
            <text:p><text:span text:style-name="T9">LTS of neuron </text:span><text:span text:style-name="T10">w</text:span></text:p>
          </draw:text-box>
        </draw:frame>
        <draw:frame draw:style-name="gr6" draw:text-style-name="P10" draw:layer="layout" svg:width="1.854cm" svg:height="0.793cm" svg:x="7.096cm" svg:y="0.8cm">
          <draw:text-box>
            <text:p text:style-name="P9"><text:span text:style-name="T8">(+2,0)</text:span></text:p>
          </draw:text-box>
        </draw:frame>
        <draw:connector draw:style-name="gr4" draw:text-style-name="P11" draw:layer="layout" draw:type="curve" draw:line-skew="0.1cm" svg:x1="6.875cm" svg:y1="1.951cm" svg:x2="8.975cm" svg:y2="1.951cm" draw:end-shape="id4" draw:end-glue-point="0" svg:d="M6875 1951c0-601 2100-601 2100 0" svg:viewBox="0 0 2101 452">
          <text:p/>
        </draw:connector>
        <draw:connector draw:style-name="gr4" draw:text-style-name="P11" draw:layer="layout" draw:type="curve" draw:line-skew="0.113cm" svg:x1="6.775cm" svg:y1="1.951cm" svg:x2="4.575cm" svg:y2="1.951cm" draw:start-shape="id5" draw:start-glue-point="0" draw:end-shape="id6" draw:end-glue-point="0" svg:d="M6775 1951c0-582-2200-582-2200 0" svg:viewBox="0 0 2201 437">
          <text:p/>
        </draw:connector>
        <draw:connector draw:style-name="gr4" draw:text-style-name="P11" draw:layer="layout" draw:type="curve" draw:line-skew="-0.152cm" svg:x1="4.575cm" svg:y1="2.701cm" svg:x2="6.775cm" svg:y2="2.701cm" draw:start-shape="id6" draw:start-glue-point="2" draw:end-shape="id5" draw:end-glue-point="2" svg:d="M4575 2701c0 523 2200 523 2200 0" svg:viewBox="0 0 2201 393">
          <text:p/>
        </draw:connector>
        <draw:frame draw:style-name="gr6" draw:text-style-name="P12" draw:layer="layout" svg:width="1.65cm" svg:height="0.793cm" svg:x="4.8cm" svg:y="3.017cm">
          <draw:text-box>
            <text:p text:style-name="P9"><text:span text:style-name="T8">(-1,0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5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1:27:10.388042459</meta:creation-date>
    <dc:date>2021-06-14T20:45:23.025474749</dc:date>
    <meta:editing-duration>PT38M27S</meta:editing-duration>
    <meta:editing-cycles>16</meta:editing-cycles>
    <meta:generator>LibreOffice/7.1.3.2$Linux_X86_64 LibreOffice_project/10$Build-2</meta:generator>
    <meta:document-statistic meta:object-count="20"/>
  </office:meta>
</office:document-meta>
</file>